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Consolas" svg:font-family="Consolas, Monaco, 'Andale Mono', monospace"/>
    <style:font-face style:name="Lohit Devanagari1" svg:font-family="'Lohit Devanagari'"/>
    <style:font-face style:name="Source Serif Pro" svg:font-family="'Source Serif Pro', 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d1fbc"/>
    </style:style>
    <style:style style:name="P2" style:family="paragraph" style:parent-style-name="Text_20_body">
      <style:text-properties officeooo:paragraph-rsid="001d1fbc"/>
    </style:style>
    <style:style style:name="P3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P4" style:family="paragraph" style:parent-style-name="Standard">
      <style:text-properties officeooo:rsid="001d1fbc" officeooo:paragraph-rsid="001d1fbc"/>
    </style:style>
    <style:style style:name="P5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size="10.5pt" loext:padding="0cm" loext:border="none"/>
    </style:style>
    <style:style style:name="P6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P7" style:family="paragraph" style:parent-style-name="Text_20_body" style:list-style-name="L1">
      <style:paragraph-properties fo:margin-left="0cm" fo:margin-right="0cm" fo:margin-top="0cm" fo:margin-bottom="0cm" loext:contextual-spacing="false" style:line-height-at-least="0.82cm" fo:text-indent="0cm" style:auto-text-indent="false" fo:padding="0cm" fo:border="none"/>
    </style:style>
    <style:style style:name="P8" style:family="paragraph" style:parent-style-name="Text_20_body">
      <style:paragraph-properties fo:margin-left="0cm" fo:margin-right="0cm" fo:margin-top="0cm" fo:margin-bottom="0cm" loext:contextual-spacing="false" style:line-height-at-least="0.82cm" fo:text-align="start" style:justify-single-word="false" fo:text-indent="0cm" style:auto-text-indent="false" fo:padding="0cm" fo:border="none"/>
      <style:text-properties fo:color="#3d464d" style:font-name="Source Serif Pro" fo:font-size="13.5pt" loext:padding="0cm" loext:border="none"/>
    </style:style>
    <style:style style:name="T1" style:family="text"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T2" style:family="text">
      <style:text-properties fo:font-variant="normal" fo:text-transform="none" fo:color="#3d464d" style:font-name="Source Serif Pro" fo:font-size="13.5pt" fo:letter-spacing="normal" fo:font-style="normal" fo:font-weight="normal" fo:background-color="#f0f3f5" loext:char-shading-value="0" loext:padding="0cm" loext:border="none"/>
    </style:style>
    <style:style style:name="T3" style:family="text">
      <style:text-properties fo:font-variant="normal" fo:text-transform="none" fo:color="#3d464d" style:font-name="Source Serif Pro" fo:font-size="13.5pt" fo:letter-spacing="normal" fo:font-style="normal" fo:font-weight="normal" loext:padding="0cm" loext:border="none"/>
    </style:style>
    <style:style style:name="T4" style:family="text">
      <style:text-properties fo:color="#3d464d" style:font-name="Source Serif Pro" fo:font-size="13.5pt" fo:background-color="#f0f3f5" loext:char-shading-value="0" loext:padding="0cm" loext:border="none"/>
    </style:style>
    <style:style style:name="T5" style:family="text">
      <style:text-properties fo:color="#3d464d" style:font-name="Source Serif Pro" fo:font-size="13.5pt" loext:padding="0cm" loext:border="none"/>
    </style:style>
    <text:list-style style:name="L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-0.49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Curso de Git – Comandos </text:p>
      <text:p text:style-name="P1"/>
      <text:p text:style-name="P2"><text:span text:style-name="T1">Uma das mais comuns nos permite visualizar todos os commits: </text:span><text:span text:style-name="Source_20_Text"><text:span text:style-name="T2">git log --oneline</text:span></text:span><text:span text:style-name="T1">. </text:span></text:p>
      <text:p text:style-name="P2"><text:span text:style-name="T1">alterações do commit, usaremos </text:span><text:span text:style-name="Source_20_Text"><text:span text:style-name="T2">git log -p</text:span></text:span><text:span text:style-name="T1">. O formato em que elas são exibidas conta com a versão anterior em vermelho, e a versão modificada logo abaixo, em verde.</text:span></text:p>
      <text:p text:style-name="P3"><text:span text:style-name="T1">Existe uma infinidade de formatos que podemos usar como filtros para mostrar nosso histórico, e em </text:span><text:a xlink:type="simple" xlink:href="http://devhints.io/git-log" office:target-frame-name="_blank" xlink:show="new" text:style-name="Internet_20_link" text:visited-style-name="Visited_20_Internet_20_Link"><text:span text:style-name="T3">git log cheatsheet</text:span></text:a><text:span text:style-name="T1"> há vários delas. Como exemplo, testaremos </text:span><text:span text:style-name="Source_20_Text"><text:span text:style-name="T2">git log --pretty="format:%H"</text:span></text:span><text:span text:style-name="T1">, comando que nos traz apenas o hash. O comando </text:span><text:span text:style-name="Source_20_Text"><text:span text:style-name="T2">git log --pretty="format:%h %s"</text:span></text:span><text:span text:style-name="T1">, por sua vez, traz o hash resumido seguido pela mensagem do commit. Assim, podemos gerar o histórico da nossa aplicação em formatos personalizados.</text:span></text:p>
      <text:p text:style-name="P1"/>
      <text:p text:style-name="Standard"><text:a xlink:type="simple" xlink:href="https://devhints.io/git-log" text:style-name="Internet_20_link" text:visited-style-name="Visited_20_Internet_20_Link"/></text:p>
      <text:p text:style-name="Standard"><text:a xlink:type="simple" xlink:href="https://devhints.io/git-log" text:style-name="Internet_20_link" text:visited-style-name="Visited_20_Internet_20_Link"/></text:p>
      <text:p text:style-name="Standard"><text:a xlink:type="simple" xlink:href="https://devhints.io/git-log" text:style-name="Internet_20_link" text:visited-style-name="Visited_20_Internet_20_Link">https://devhints.io/git-log</text:a></text:p>
      <text:p text:style-name="Standard"/>
      <text:p text:style-name="P3"><text:span text:style-name="T1">1) No terminal (ou </text:span><text:span text:style-name="Strong_20_Emphasis"><text:span text:style-name="T3">Git Bash</text:span></text:span><text:span text:style-name="T1">, no Windows) navegue até a pasta recém criada (utilize o comando </text:span><text:span text:style-name="Source_20_Text"><text:span text:style-name="T2">cd</text:span></text:span><text:span text:style-name="T1"> para navegar entre pastas);</text:span></text:p>
      <text:p text:style-name="P3"><text:span text:style-name="T1">2) Execute o comando </text:span><text:span text:style-name="Source_20_Text"><text:span text:style-name="T2">git add index.html</text:span></text:span><text:span text:style-name="T1"> para marcar o arquivo para ser salvo (</text:span><text:span text:style-name="Emphasis"><text:span text:style-name="T3">commitado</text:span></text:span><text:span text:style-name="T1">);</text:span></text:p>
      <text:p text:style-name="P3"><text:span text:style-name="T1">3) Execute </text:span><text:span text:style-name="Source_20_Text"><text:span text:style-name="T2">git status</text:span></text:span><text:span text:style-name="T1"> e confira que o arquivo agora mudou de estado e está pronto para ser salvo (</text:span><text:span text:style-name="Emphasis"><text:span text:style-name="T3">commitado</text:span></text:span><text:span text:style-name="T1">);</text:span></text:p>
      <text:p text:style-name="P3"><text:span text:style-name="T1">4) Após adicionar, execute o comando </text:span><text:span text:style-name="Source_20_Text"><text:span text:style-name="T2">git commit -m "Criando arquivo index.html com lista de cursos"</text:span></text:span><text:span text:style-name="T1">. Sinta-se à vontade para alterar a mensagem de </text:span><text:span text:style-name="Emphasis"><text:span text:style-name="T3">commit</text:span></text:span><text:span text:style-name="T1">, se desejar;</text:span></text:p>
      <text:p text:style-name="P3"><text:span text:style-name="T1">5) Altere o arquivo </text:span><text:span text:style-name="Strong_20_Emphasis"><text:span text:style-name="T3">index.html</text:span></text:span><text:span text:style-name="T1">. Adicione o acento em "Integração Continua", por exemplo;</text:span></text:p>
      <text:p text:style-name="P3"><text:span text:style-name="T1">6) Adicione o arquivo para ser salvo, com </text:span><text:span text:style-name="Source_20_Text"><text:span text:style-name="T2">git add .</text:span></text:span><text:span text:style-name="T1">;</text:span></text:p>
      <text:p text:style-name="P3"><text:span text:style-name="T1">7) Execute o comando </text:span><text:span text:style-name="Source_20_Text"><text:span text:style-name="T2">git commit -m "Acento adicionado no curso de Integração Contínua"</text:span></text:span><text:span text:style-name="T1">. Sinta-se à vontade para alterar a mensagem de </text:span><text:span text:style-name="Emphasis"><text:span text:style-name="T3">commit</text:span></text:span><text:span text:style-name="T1">, se desejar;</text:span></text:p>
      <text:p text:style-name="P3"><text:span text:style-name="T1">8) Execute o comando </text:span><text:span text:style-name="Source_20_Text"><text:span text:style-name="T2">git log</text:span></text:span><text:span text:style-name="T1"> e analise a sua saída. Execute também </text:span><text:span text:style-name="Source_20_Text"><text:span text:style-name="T2">git log --oneline</text:span></text:span><text:span text:style-name="T1">, </text:span><text:span text:style-name="Source_20_Text"><text:span text:style-name="T2">git log -p</text:span></text:span><text:span text:style-name="T1"> e outras alternativas que quiser testar;</text:span></text:p>
      <text:p text:style-name="P3"><text:span text:style-name="T1">9) Crie um arquivo vazio com o nome que quiser, por exemplo, </text:span><text:span text:style-name="Source_20_Text"><text:span text:style-name="T2">ide-config</text:span></text:span><text:span text:style-name="T1">;</text:span></text:p>
      <text:p text:style-name="P3"><text:span text:style-name="T1">10) Crie o arquivo </text:span><text:span text:style-name="Strong_20_Emphasis"><text:span text:style-name="T3">.gitignore</text:span></text:span><text:span text:style-name="T1"> e adicione uma linha com o nome do arquivo recém-criado (</text:span><text:span text:style-name="Source_20_Text"><text:span text:style-name="T2">ide-config</text:span></text:span><text:span text:style-name="T1">, no exemplo acima);</text:span></text:p>
      <text:p text:style-name="P3"><text:soft-page-break/><text:span text:style-name="T1">11) Execute </text:span><text:span text:style-name="Source_20_Text"><text:span text:style-name="T2">git status</text:span></text:span><text:span text:style-name="T1"> e verifique que o arquivo </text:span><text:span text:style-name="Strong_20_Emphasis"><text:span text:style-name="T3">ide-config</text:span></text:span><text:span text:style-name="T1"> não está na lista para ser adicionado;</text:span></text:p>
      <text:p text:style-name="P3"><text:span text:style-name="T1">12) Adicione (com </text:span><text:span text:style-name="Source_20_Text"><text:span text:style-name="T2">git add .gitignore</text:span></text:span><text:span text:style-name="T1">) e realize o </text:span><text:span text:style-name="Source_20_Text"><text:span text:style-name="T2">commit</text:span></text:span><text:span text:style-name="T1"> (com </text:span><text:span text:style-name="Source_20_Text"><text:span text:style-name="T2">git commit -m "Adicionando .gitignore"</text:span></text:span><text:span text:style-name="T1">) o arquivo </text:span><text:span text:style-name="Strong_20_Emphasis"><text:span text:style-name="T3">.gitignore</text:span></text:span><text:span text:style-name="T1">.</text:span></text:p>
      <text:p text:style-name="Standard"/>
      <text:p text:style-name="Standard"/>
      <text:p text:style-name="P8">Nesta aula, aprendemos:</text:p>
      <text:list xml:id="list524238119" text:style-name="L1">
        <text:list-item>
          <text:p text:style-name="P7"><text:span text:style-name="T5">Que um </text:span><text:span text:style-name="Source_20_Text"><text:span text:style-name="T4">commit</text:span></text:span><text:span text:style-name="T5"> é a forma de salvar um estado ou versão do nosso código;</text:span></text:p>
        </text:list-item>
        <text:list-item>
          <text:p text:style-name="P7"><text:span text:style-name="T5">Como adicionar arquivos para serem </text:span><text:span text:style-name="Emphasis"><text:span text:style-name="T5">commitados</text:span></text:span><text:span text:style-name="T5"> com </text:span><text:span text:style-name="Source_20_Text"><text:span text:style-name="T4">git add</text:span></text:span><text:span text:style-name="T5">;</text:span></text:p>
        </text:list-item>
        <text:list-item>
          <text:p text:style-name="P7"><text:span text:style-name="T5">Como </text:span><text:span text:style-name="Emphasis"><text:span text:style-name="T5">commitar</text:span></text:span><text:span text:style-name="T5"> arquivos, utilizando o comando </text:span><text:span text:style-name="Source_20_Text"><text:span text:style-name="T4">git commit</text:span></text:span><text:span text:style-name="T5">;</text:span></text:p>
        </text:list-item>
        <text:list-item>
          <text:p text:style-name="P7"><text:span text:style-name="T5">Como verificar o histórico de </text:span><text:span text:style-name="Emphasis"><text:span text:style-name="T5">commits</text:span></text:span><text:span text:style-name="T5">, através do </text:span><text:span text:style-name="Source_20_Text"><text:span text:style-name="T4">git log</text:span></text:span><text:span text:style-name="T5"> e algumas de suas opções:</text:span></text:p>
          <text:list>
            <text:list-item>
              <text:p text:style-name="P7"><text:span text:style-name="Source_20_Text"><text:span text:style-name="T4">git log --oneline</text:span></text:span></text:p>
            </text:list-item>
            <text:list-item>
              <text:p text:style-name="P7"><text:span text:style-name="Source_20_Text"><text:span text:style-name="T4">git log -p</text:span></text:span></text:p>
            </text:list-item>
            <text:list-item>
              <text:p text:style-name="P7"><text:span text:style-name="Source_20_Text"><text:span text:style-name="T4">git log --pretty="parametros de formatação"</text:span></text:span></text:p>
            </text:list-item>
          </text:list>
        </text:list-item>
        <text:list-item>
          <text:p text:style-name="P7"><text:span text:style-name="T5">Como fazer o Git não monitorar arquivos, através do </text:span><text:span text:style-name="Strong_20_Emphasis"><text:span text:style-name="T5">.gitignore</text:span></text:span></text:p>
        </text:list-item>
        <text:list-item>
          <text:p text:style-name="P7"><text:span text:style-name="T5">Que não devemos realizar </text:span><text:span text:style-name="Source_20_Text"><text:span text:style-name="T4">commit</text:span></text:span><text:span text:style-name="T5">, ou seja, salvar um estado, da nossa aplicação que não esteja funcionando.</text:span></text:p>
        </text:list-item>
      </text:list>
      <text:p text:style-name="P5"/>
      <text:p text:style-name="P5"/>
      <text:p text:style-name="P5">git init --bare</text:p>
      <text:p text:style-name="P5"/>
      <text:p text:style-name="P5">Alternativa correta! Com este comando nós criamos um repositório que não terá a working tree, ou seja, não conterá uma cópia dos nossos arquivos. Como o repositório servirá apenas como servidor, para que outros membros da equipe sincronizem seus trabalhos, poupamos espaço de armazenamento desta forma.</text:p>
      <text:p text:style-name="P5"/>
      <text:p text:style-name="P5"/>
      <text:p text:style-name="P5">git remote add nome-repositorio caminho/para/o/repositorio</text:p>
      <text:p text:style-name="P5"/>
      <text:p text:style-name="P5">Alternativa correta! Desta forma teremos um link do nosso repositório local com o repositório remoto, que chamamos de nome-repositorio, que está armazenado em caminho/para/o/repositorio.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Consolas" svg:font-family="Consolas, Monaco, 'Andale Mono', monospace"/>
    <style:font-face style:name="Lohit Devanagari1" svg:font-family="'Lohit Devanagari'"/>
    <style:font-face style:name="Source Serif Pro" svg:font-family="'Source Serif Pro', 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1T14:49:26.160109088</meta:creation-date>
    <dc:date>2021-05-24T15:42:10.756358912</dc:date>
    <meta:editing-duration>PT3H27M23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2" meta:paragraph-count="31" meta:word-count="519" meta:character-count="3134" meta:non-whitespace-character-count="2659"/>
  </office:meta>
</office:document-meta>
</file>